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cm" fo:min-width="4.1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standard">
      <style:graphic-properties draw:stroke="none" svg:stroke-color="#000000" draw:fill="none" draw:fill-color="#ffffff" fo:min-height="0.92cm"/>
    </style:style>
    <style:style style:name="gr5" style:family="graphic" style:parent-style-name="standard">
      <style:graphic-properties draw:stroke="none" svg:stroke-color="#000000" draw:fill="none" draw:fill-color="#ffffff" fo:min-height="1.839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false" draw:fit-to-size="true" style:shrink-to-fit="false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false" draw:fit-to-size="true" style:shrink-to-fit="false" fo:min-height="1.6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.6cm" svg:height="1.8cm" svg:x="3.1cm" svg:y="3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9cm" svg:height="1.17cm" svg:x="3.9cm" svg:y="3.5cm">
          <draw:text-box>
            <text:p>init进程</text:p>
          </draw:text-box>
        </draw:frame>
        <draw:custom-shape draw:style-name="gr1" draw:text-style-name="P1" draw:layer="layout" svg:width="4.6cm" svg:height="1.8cm" svg:x="8.8cm" svg:y="6.06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1cm" svg:height="1.17cm" svg:x="9.6cm" svg:y="6.362cm">
          <draw:text-box>
            <text:p>init进程</text:p>
          </draw:text-box>
        </draw:frame>
        <draw:custom-shape draw:style-name="gr1" draw:text-style-name="P1" draw:layer="layout" svg:width="4.6cm" svg:height="1.8cm" svg:x="8.8cm" svg:y="6.06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4cm" svg:height="1.17cm" svg:x="9.6cm" svg:y="5.9cm">
          <draw:text-box>
            <text:p>getty进程 </text:p>
          </draw:text-box>
        </draw:frame>
        <draw:custom-shape draw:style-name="gr1" draw:text-style-name="P1" draw:layer="layout" svg:width="4.6cm" svg:height="1.8cm" svg:x="13.4cm" svg:y="8.9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4cm" svg:height="2.089cm" svg:x="14.1cm" svg:y="8.911cm">
          <draw:text-box>
            <text:p>login进程</text:p>
          </draw:text-box>
        </draw:frame>
        <draw:custom-shape draw:style-name="gr1" draw:text-style-name="P1" draw:layer="layout" svg:width="4.6cm" svg:height="1.8cm" svg:x="19.6cm" svg:y="12.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1cm" svg:height="1.17cm" svg:x="20.4cm" svg:y="13.1cm">
          <draw:text-box>
            <text:p>init进程</text:p>
          </draw:text-box>
        </draw:frame>
        <draw:custom-shape draw:style-name="gr1" draw:text-style-name="P1" draw:layer="layout" svg:width="4.6cm" svg:height="1.8cm" svg:x="19.6cm" svg:y="12.8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cm" svg:height="2.089cm" svg:x="20.4cm" svg:y="13.1cm">
          <draw:text-box>
            <text:p>shell进程</text:p>
          </draw:text-box>
        </draw:frame>
        <draw:frame draw:style-name="gr6" draw:text-style-name="P2" draw:layer="layout" svg:width="4cm" svg:height="0.962cm" svg:x="3.4cm" svg:y="2.338cm">
          <draw:text-box>
            <text:p>root</text:p>
          </draw:text-box>
        </draw:frame>
        <draw:frame draw:style-name="gr6" draw:text-style-name="P2" draw:layer="layout" svg:width="4cm" svg:height="0.962cm" svg:x="9.3cm" svg:y="5.1cm">
          <draw:text-box>
            <text:p>root</text:p>
          </draw:text-box>
        </draw:frame>
        <draw:frame draw:style-name="gr6" draw:text-style-name="P2" draw:layer="layout" svg:width="4cm" svg:height="0.962cm" svg:x="14.3cm" svg:y="8cm">
          <draw:text-box>
            <text:p>root</text:p>
          </draw:text-box>
        </draw:frame>
        <draw:line draw:style-name="gr7" draw:text-style-name="P3" draw:layer="layout" svg:x1="7.6cm" svg:y1="5.1cm" svg:x2="8.7cm" svg:y2="5.9cm">
          <text:p/>
        </draw:line>
        <draw:line draw:style-name="gr7" draw:text-style-name="P3" draw:layer="layout" svg:x1="11.8cm" svg:y1="8cm" svg:x2="13.4cm" svg:y2="8.8cm">
          <text:p/>
        </draw:line>
        <draw:line draw:style-name="gr7" draw:text-style-name="P3" draw:layer="layout" svg:x1="16.7cm" svg:y1="11.4cm" svg:x2="19.4cm" svg:y2="13.1cm">
          <text:p/>
        </draw:line>
        <draw:frame draw:style-name="gr8" draw:text-style-name="P2" draw:layer="layout" svg:width="1.4cm" svg:height="0.7cm" svg:x="7cm" svg:y="5.5cm">
          <draw:text-box>
            <text:p>fork</text:p>
          </draw:text-box>
        </draw:frame>
        <draw:frame draw:style-name="gr8" draw:text-style-name="P2" draw:layer="layout" svg:width="1.4cm" svg:height="0.874cm" svg:x="7.9cm" svg:y="4.6cm">
          <draw:text-box>
            <text:p>exec</text:p>
          </draw:text-box>
        </draw:frame>
        <draw:frame draw:style-name="gr9" draw:text-style-name="P2" draw:layer="layout" svg:width="2.7cm" svg:height="1.1cm" svg:x="10.1cm" svg:y="6.7cm">
          <draw:text-box>
            <text:p>获取用户名</text:p>
          </draw:text-box>
        </draw:frame>
        <draw:frame draw:style-name="gr8" draw:text-style-name="P2" draw:layer="layout" svg:width="1.4cm" svg:height="0.874cm" svg:x="11.6cm" svg:y="8.2cm">
          <draw:text-box>
            <text:p>exec</text:p>
          </draw:text-box>
        </draw:frame>
        <draw:frame draw:style-name="gr9" draw:text-style-name="P2" draw:layer="layout" svg:width="3.2cm" svg:height="1.1cm" svg:x="14.3cm" svg:y="9.8cm">
          <draw:text-box>
            <text:p>获取密码并验证</text:p>
          </draw:text-box>
        </draw:frame>
        <draw:frame draw:style-name="gr8" draw:text-style-name="P2" draw:layer="layout" svg:width="1.4cm" svg:height="0.7cm" svg:x="16.8cm" svg:y="12.2cm">
          <draw:text-box>
            <text:p>fork</text:p>
          </draw:text-box>
        </draw:frame>
        <draw:frame draw:style-name="gr8" draw:text-style-name="P2" draw:layer="layout" svg:width="1.4cm" svg:height="0.874cm" svg:x="17.6cm" svg:y="11.126cm">
          <draw:text-box>
            <text:p>exec</text:p>
          </draw:text-box>
        </draw:frame>
        <draw:frame draw:style-name="gr5" draw:text-style-name="P2" draw:layer="layout" svg:width="4.2cm" svg:height="2.089cm" svg:x="20.2cm" svg:y="11.9cm">
          <draw:text-box>
            <text:p>登入用户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6-26T17:04:19.396153845</meta:creation-date>
    <dc:date>2022-06-26T17:17:06.125290388</dc:date>
    <meta:editing-duration>PT12M41S</meta:editing-duration>
    <meta:editing-cycles>18</meta:editing-cycles>
    <meta:generator>LibreOffice/6.0.7.3$Linux_X86_64 LibreOffice_project/00m0$Build-3</meta:generator>
    <meta:document-statistic meta:object-count="26"/>
  </office:meta>
</office:document-meta>
</file>